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A00000028E2B50D2CCDE9E3E6.png" manifest:media-type="image/png"/>
  <manifest:file-entry manifest:full-path="Pictures/1000000100000323000001AE54E7BDFE998C4FD1.png" manifest:media-type="image/png"/>
  <manifest:file-entry manifest:full-path="Pictures/100000010000033D000000A1D8865B2A85814B2A.png" manifest:media-type="image/png"/>
  <manifest:file-entry manifest:full-path="Pictures/1000000100000213000001824B82FD999E74DD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06b7"/>
    </style:style>
    <style:style style:name="P2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  <style:text-properties officeooo:paragraph-rsid="000306b7"/>
    </style:style>
    <style:style style:name="P3" style:family="paragraph" style:parent-style-name="Standard">
      <loext:graphic-properties draw:fill="none"/>
      <style:paragraph-properties fo:margin-left="0cm" fo:margin-right="-2cm" fo:text-indent="0cm" style:auto-text-indent="false" fo:break-before="page" fo:background-color="transparent"/>
      <style:text-properties officeooo:paragraph-rsid="000306b7"/>
    </style:style>
    <style:style style:name="P4" style:family="paragraph" style:parent-style-name="Standard">
      <style:text-properties fo:language="en" fo:country="US" officeooo:paragraph-rsid="000306b7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L TIME WEATHER FORECASTING</text:span><text:span text:style-name="T1"/></text:p>
      <text:p text:style-name="P1"><draw:frame draw:style-name="fr1" draw:name="Image1" text:anchor-type="char" svg:x="-0.041cm" svg:y="0.289cm" svg:width="17cm" svg:height="4.279cm" draw:z-index="0"><draw:image xlink:href="Pictures/100000010000033D000000A1D8865B2A85814B2A.png" xlink:type="simple" xlink:show="embed" xlink:actuate="onLoad" draw:mime-type="image/png"/></draw:frame><text:s text:c="232"/><text:span text:style-name="T1"/></text:p>
      <text:p text:style-name="P1"><text:span text:style-name="T1">STOCK ANALYSING INVENTORY SYSTEM</text:span><text:span text:style-name="T1"/></text:p>
      <text:p text:style-name="P4"><draw:frame draw:style-name="fr1" draw:name="Image2" text:anchor-type="char" svg:x="-0.085cm" svg:y="0.161cm" svg:width="14.051cm" svg:height="10.215cm" draw:z-index="1"><draw:image xlink:href="Pictures/1000000100000213000001824B82FD999E74DD1C.png" xlink:type="simple" xlink:show="embed" xlink:actuate="onLoad" draw:mime-type="image/png"/></draw:frame></text:p>
      <text:p text:style-name="P2"><draw:frame draw:style-name="fr2" draw:name="Image3" text:anchor-type="char" svg:x="-0.526cm" svg:y="12.561cm" svg:width="15.914cm" svg:height="7.174cm" draw:z-index="2"><draw:image xlink:href="Pictures/1000000100000323000001AE54E7BDFE998C4FD1.png" xlink:type="simple" xlink:show="embed" xlink:actuate="onLoad" draw:mime-type="image/png"/></draw:frame><text:s text:c="48"/><draw:frame draw:style-name="fr1" draw:name="Image4" text:anchor-type="char" svg:x="-0.39cm" svg:y="10.947cm" svg:width="8.363cm" svg:height="1.058cm" draw:z-index="3"><draw:image xlink:href="Pictures/10000001000000CA00000028E2B50D2CCDE9E3E6.png" xlink:type="simple" xlink:show="embed" xlink:actuate="onLoad" draw:mime-type="image/png"/></draw:frame><text:span text:style-name="T1"/></text:p>
      <text:p text:style-name="P3"><text:s text:c="16"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3:29:06.461000000</meta:creation-date>
    <dc:date>2024-07-16T14:15:58.663000000</dc:date>
    <meta:editing-duration>PT46M52S</meta:editing-duration>
    <meta:editing-cycles>1</meta:editing-cycles>
    <meta:document-statistic meta:table-count="0" meta:image-count="4" meta:object-count="0" meta:page-count="2" meta:paragraph-count="5" meta:word-count="8" meta:character-count="357" meta:non-whitespace-character-count="55"/>
    <meta:generator>LibreOffice/7.5.0.3$Windows_X86_64 LibreOffice_project/c21113d003cd3efa8c53188764377a8272d9d6de</meta:generator>
  </office:meta>
</office:document-meta>
</file>